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LORES BORJA MARIA ISABE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LORES BORJA MARIA ISAB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NTREGA MERCADO BOCANEG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5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8:10:2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